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807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market_skill_volu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skill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job count</text:p>
          </table:table-cell>
          <table:table-cell/>
          <table:table-cell table:style-name="ce1" office:value-type="string" calcext:value-type="string">
            <text:p>Dataset size</text:p>
          </table:table-cell>
          <table:table-cell office:value-type="float" office:value="140179" calcext:value-type="float">
            <text:p>140179</text:p>
          </table:table-cell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931" calcext:value-type="float">
            <text:p>4931</text:p>
          </table:table-cell>
          <table:table-cell/>
          <table:table-cell table:style-name="ce1" office:value-type="string" calcext:value-type="string">
            <text:p>Date</text:p>
          </table:table-cell>
          <table:table-cell table:style-name="ce2" office:value-type="date" office:date-value="2023-06-04" calcext:value-type="date">
            <text:p>2023-06-04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p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s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ap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am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jolicio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l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ry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r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eo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v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725" calcext:value-type="float">
            <text:p>1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p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z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too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s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desk-civil3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tch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work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e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general</text:p>
          </table:table-cell>
          <table:table-cell office:value-type="float" office:value="1197" calcext:value-type="float">
            <text:p>1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vic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6796" calcext:value-type="float">
            <text:p>6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5334" calcext:value-type="float">
            <text:p>5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-availabilit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529" calcext:value-type="float">
            <text:p>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ra-as-cod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compu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2759" calcext:value-type="float">
            <text:p>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-balanc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243" calcext:value-type="float">
            <text:p>1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i-d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ice-me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-strateg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re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-method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re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-green-deploymen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ca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27830" calcext:value-type="float">
            <text:p>27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9057" calcext:value-type="float">
            <text:p>9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ile-scr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7663" calcext:value-type="float">
            <text:p>7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1915" calcext:value-type="float">
            <text:p>1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iido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ructuredtex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r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-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2-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br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reet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set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4918" calcext:value-type="float">
            <text:p>4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4746" calcext:value-type="float">
            <text:p>4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504" calcext:value-type="float">
            <text:p>1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o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qu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j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ti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d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rating-system-environment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car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common-data-provi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tape-manager-z/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anking-process-and-service-mod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n-data-analytics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dru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9329" calcext:value-type="float">
            <text:p>9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-serv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8380" calcext:value-type="float">
            <text:p>8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6068" calcext:value-type="float">
            <text:p>6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4801" calcext:value-type="float">
            <text:p>4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239" calcext:value-type="float">
            <text:p>3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823" calcext:value-type="float">
            <text:p>1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ba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chba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tic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hou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plum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rospik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prise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ylla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k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fla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2481" calcext:value-type="float">
            <text:p>2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tr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surance-information-wareh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hu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n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-connec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fli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repli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ez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by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datast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ova-map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ho-kett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l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qu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care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document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4j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ngo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grap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usgrap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bern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1113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alchem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lux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al-time analytics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eal-time databas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d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logic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cale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ime-series databa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stu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d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data-archit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performance-management-off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batch-application-control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master-data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ounc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ad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analytics-accelerato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n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en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ai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ig-replic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i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o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co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vi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dra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log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f-dot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t-framewo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q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si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xwidg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apl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proof-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l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2033" calcext:value-type="float">
            <text:p>2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1064" calcext:value-type="float">
            <text:p>1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la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5709" calcext:value-type="float">
            <text:p>5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j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745" calcext:value-type="float">
            <text:p>1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519" calcext:value-type="float">
            <text:p>1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bon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elt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sby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me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x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reli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-lighthou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performanc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real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y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ot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g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k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er-langua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shader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db extension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is</text:p>
          </table:table-cell>
          <table:table-cell office:value-type="float" office:value="1007" calcext:value-type="float">
            <text:p>1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tiali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i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l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ter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pand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g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ri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g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programming-patte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igration-utility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mpil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terprise-metal-c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---model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tomc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o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websphe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ett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fl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ico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ws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kzeu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utomation-work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utomation-decision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rational-decis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net-content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rocess-mi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stana-observ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ardware-configurat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process management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lueworks-l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process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n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aching http prox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279" calcext:value-type="float">
            <text:p>6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ssia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na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opus-deplo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 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ban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x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isecon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-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ess-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-hel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bo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i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management platform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2238" calcext:value-type="float">
            <text:p>2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p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637" calcext:value-type="float">
            <text:p>1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s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gru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yu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xif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assi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sulting servic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nti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8542" calcext:value-type="float">
            <text:p>8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-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ward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bol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4876" calcext:value-type="float">
            <text:p>4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la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2450" calcext:value-type="float">
            <text:p>2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assian-bitbuck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1446" calcext:value-type="float">
            <text:p>1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istributed database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-ex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1305" calcext:value-type="float">
            <text:p>1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f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dmai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sc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axi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net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performance-analyz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development-and-test-environ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v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py-data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rvice-automation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3976" calcext:value-type="float">
            <text:p>3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m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pan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document-conversion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e transform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u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graphql api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adoop platform</text:p>
          </table:table-cell>
          <table:table-cell office:value-type="float" office:value="1637" calcext:value-type="float">
            <text:p>1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phe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-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X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tri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tual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em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d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deployment-mana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m-templa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ice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um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ice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ventory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lifecycle-optimization---engineering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o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tririga-facilities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o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ystem-auto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bug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terprise-cobol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business-develo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monitoring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ransaction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h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rvice-management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pendency-based-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extreme-sc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plication-performance-analyz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application-performance-management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virtualization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global-mail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decision-sup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performance-and-capacity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rox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oyprox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efi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m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zeme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c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emory cache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un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717" calcext:value-type="float">
            <text:p>2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do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052" calcext:value-type="float">
            <text:p>1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rel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i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k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bb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ent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ing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qu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ctoriaMetric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oscop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tab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a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tab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t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telemet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p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li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0200" calcext:value-type="float">
            <text:p>10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9144" calcext:value-type="float">
            <text:p>9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865" calcext:value-type="float">
            <text:p>1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u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s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i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xwork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n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e-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rt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bs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ne-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o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-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nx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bs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9781" calcext:value-type="float">
            <text:p>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hi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, kubernet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rm-doc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cher-doc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-compo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mes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, kubernet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p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e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real-time data processing</text:p>
          </table:table-cell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 tow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de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ek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-roo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torage orchestr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rder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transfer-serv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ecure-prox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ventory-visi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entr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nancial-transact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partner-engagement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transformation-ext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data-inter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upply-chain-intelligence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manager-ondem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tore-eng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upply-chain-business-netw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net-image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ox,-an-strategic-part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orkplace-health-advi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alent managemen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igital-learning-subscri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alent manage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-c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p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ation-management-syst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application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sta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p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i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oz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os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file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workflow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connect-dir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ecure-file-transf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libe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b2b-integ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velop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orkload-auto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ransaction-serv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ema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cloud-c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sp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power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functional-te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-ingress-control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f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-p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sy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-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-p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hybrid-ed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vi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librar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mo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air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-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ki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aur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b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g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qu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ba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st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roup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container fea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2426" calcext:value-type="float">
            <text:p>22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8181" calcext:value-type="float">
            <text:p>18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7398" calcext:value-type="float">
            <text:p>17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7382" calcext:value-type="float">
            <text:p>17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4735" calcext:value-type="float">
            <text:p>14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h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4996" calcext:value-type="float">
            <text:p>4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419" calcext:value-type="float">
            <text:p>4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3754" calcext:value-type="float">
            <text:p>3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309" calcext:value-type="float">
            <text:p>3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754" calcext:value-type="float">
            <text:p>2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650" calcext:value-type="float">
            <text:p>2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2052" calcext:value-type="float">
            <text:p>2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989" calcext:value-type="float">
            <text:p>1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871" calcext:value-type="float">
            <text:p>1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833" calcext:value-type="float">
            <text:p>1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li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ov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o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-swi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stat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quer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jur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-hc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pg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m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30139" calcext:value-type="float">
            <text:p>30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q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1533" calcext:value-type="float">
            <text:p>1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f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smode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rra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mc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sv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-workflow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e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ealth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lanning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lexible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inical-develo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rol-des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statis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advanced-statis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forecas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analytic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dashboa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disco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o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haps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sho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mpe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magi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la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ema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v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ob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log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m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p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n-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tool</text:p>
          </table:table-cell>
          <table:table-cell office:value-type="float" office:value="21468" calcext:value-type="float">
            <text:p>21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ware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26979" calcext:value-type="float">
            <text:p>26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ps-sr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5680" calcext:value-type="float">
            <text:p>15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8744" calcext:value-type="float">
            <text:p>8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6533" calcext:value-type="float">
            <text:p>6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stack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3563" calcext:value-type="float">
            <text:p>3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2212" calcext:value-type="float">
            <text:p>2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e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en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en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inx-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pplication security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as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mar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aco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p su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r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opsy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-dire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4110" calcext:value-type="float">
            <text:p>4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u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l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cl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ld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aba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i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x-oid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library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protocol</text:p>
          </table:table-cell>
          <table:table-cell office:value-type="float" office:value="1077" calcext:value-type="float">
            <text:p>1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remote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risk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itl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custodia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curity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si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so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directory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os-communications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curity-and-compliance-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ost-dem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uardium-data-encry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identity-ins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radar-incident-forens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guardium-vulnerability-assess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nd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randori-rec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table:number-columns-repeated="2" office:value-type="string" calcext:value-type="string">
            <text:p>stack</text:p>
          </table:table-cell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v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arqub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tic analysis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eam back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sity back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vaul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distributed storage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orag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ntr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e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data-management-cons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nduc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n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861" calcext:value-type="float">
            <text:p>1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res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umb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min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h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e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m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wrigh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cad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u toolcha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olchain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9102" calcext:value-type="float">
            <text:p>9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ver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uri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-powerb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5230" calcext:value-type="float">
            <text:p>5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trateg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ba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a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4800" calcext:value-type="float">
            <text:p>4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604" calcext:value-type="float">
            <text:p>3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b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plotli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.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nalytics-enterpr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ke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predictive-analytics-enterpr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data-prepar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regres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likview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j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21055" calcext:value-type="float">
            <text:p>21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8022" calcext:value-type="float">
            <text:p>18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3819" calcext:value-type="float">
            <text:p>3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ocean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nix-met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cloud provider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amai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t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cloud provi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aster-data-management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netezza-performance-server-cloud-pak-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y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474" calcext:value-type="float">
            <text:p>2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643" calcext:value-type="float">
            <text:p>1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r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a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ocument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p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storedb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megamon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l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imestr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ix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215" calcext:value-type="float">
            <text:p>1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warehous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vent-st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er-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497" calcext:value-type="float">
            <text:p>7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220" calcext:value-type="float">
            <text:p>3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830" calcext:value-type="float">
            <text:p>2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474" calcext:value-type="float">
            <text:p>2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big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y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postgre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-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migr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fir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-flexible-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base-migr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abl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managed-in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ache-for-red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aria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ig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pa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lloydb-for-postgre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realtime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mory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4528" calcext:value-type="float">
            <text:p>4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i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email-service-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mpli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in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ice-f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ps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me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nalysis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227" calcext:value-type="float">
            <text:p>3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h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606" calcext:value-type="float">
            <text:p>1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pip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491" calcext:value-type="float">
            <text:p>1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155" calcext:value-type="float">
            <text:p>1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rketing-platform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i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th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ynapse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ex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ream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ub/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treaming-for-apache-kafka-m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ick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ur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mpo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d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ke-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h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alytics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ensearch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wer-bi-embed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insight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earth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raph-data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service-manag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haos-studi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-server-for-hd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healthcare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api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hyb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ush-notif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untimes-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ap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queue-service-sq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notification-service-s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ep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vent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workflows-for-apache-airflow-mw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ell-architected-t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rchitecture strateg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formation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domain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external-ident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business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lockchain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blockch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antum-ledger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-s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ipel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283" calcext:value-type="float">
            <text:p>3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-act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is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k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sh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veyor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delivery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ateway-appli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transi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vings-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udg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and-usage-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served-instance-repor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vone-network-performan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network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115" calcext:value-type="float">
            <text:p>9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174" calcext:value-type="float">
            <text:p>3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service-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602" calcext:value-type="float">
            <text:p>2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mb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mwar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55" calcext:value-type="float">
            <text:p>1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ql-server-on-googl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to-sca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l-z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eanst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fab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server-on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nux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mpute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ring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dicated-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auto-sca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an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inst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mware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-scale-s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tic-web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erless-application-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spot-inst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ute-optim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re-metal-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ru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ot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ycle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ights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989" calcext:value-type="float">
            <text:p>1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personality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sulting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u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631" calcext:value-type="float">
            <text:p>3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kubernetes-service-e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service-(ec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onfig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r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kubernetes-engine-g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registry-(ec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-for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d-hat-open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-hat-openshift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ubernetes-applications-on-google-cloud-market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n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rtifact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developer-tools-c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flee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ustomer suppor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ation-serve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reaming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cision-optimization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878" calcext:value-type="float">
            <text:p>6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708" calcext:value-type="float">
            <text:p>3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ployment-environment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558" calcext:value-type="float">
            <text:p>1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as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431" calcext:value-type="float">
            <text:p>1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control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depl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-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power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pip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bu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depl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com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d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ools-and-sd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ecli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x-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k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works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ource-reposit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ched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mand-line-interface-c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open-source-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v-box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ult-injection-sim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crash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test-l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n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st-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157" calcext:value-type="float">
            <text:p>1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tif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te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vops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-tool-integ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continuous-deli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graf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obotic-process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found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lifecycle-management-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performance-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lear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application-developer-websphere-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---architect-system-engin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learqu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software-architect-desig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teractive-system-productivity-fac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developer-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orkspaces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d user comput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management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devops-experience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object-storage:-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utomation-content-services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e transformation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aymen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ial service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amel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umbery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cal-imaging-su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ealthcare-natural-language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3558" calcext:value-type="float">
            <text:p>3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distributed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(a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senti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xpressro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nexu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-for-anth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dular-data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data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3374" calcext:value-type="float">
            <text:p>3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i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2063" calcext:value-type="float">
            <text:p>2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gic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manager-for-energy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g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pub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ime-series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for-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devi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green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gital-tw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otification-h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10-iot-core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rtner-de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ree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ot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 (iot)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load-ba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veeam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261" calcext:value-type="float">
            <text:p>5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heal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641" calcext:value-type="float">
            <text:p>3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li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785" calcext:value-type="float">
            <text:p>2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ap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co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g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te-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bile-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uepri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or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-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update-management-cent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ffic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ght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wat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fender-external-attack-surfa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rganiz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454" calcext:value-type="float">
            <text:p>2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ystem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059" calcext:value-type="float">
            <text:p>2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w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usted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t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graf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trol-t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icens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-for-promethe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management-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-health-dash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sw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at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-mobile-appl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p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317" calcext:value-type="float">
            <text:p>1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rraform-on-googl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ploymen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bile-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arbon-foot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g-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-service-m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delivery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pl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nco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ve-and-on-demand-st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ive-stream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and gam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teractive-video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imble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trans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inesis-video-st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lication-mi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discover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base-migration-service-d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ion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fer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inframe-moder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-data-transfe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migration-service-m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evalu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oundation-tool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mote-ren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bject-anchor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5507" calcext:value-type="float">
            <text:p>5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xama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rdu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om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oute-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cation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ctrum-access-system-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ad-balan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tual-private-cloud-v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ba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lication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ront-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pn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ivate-service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i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function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oute-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ffic-dir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ybrid-connec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dos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m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intelligence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s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connectivity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obal-accel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s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5g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-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service-t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c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ternet-analyz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nito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2023" calcext:value-type="float">
            <text:p>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g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error-repor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prof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round-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atellit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1127" calcext:value-type="float">
            <text:p>1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orkfl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virtual-ser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ic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storage-service-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992" calcext:value-type="float">
            <text:p>2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accou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lock-store-(eb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ob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orage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file-system-(ef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3-glac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sk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disaster-recovery-d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torage-transfe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s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eu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backup-and-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hiv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le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app-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lastic-san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-for-fir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ersistent-d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lustre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now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cal-s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-essent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ab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horizon-cloud-on-microsoft-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itrix-virtual-apps-and-desktops-for-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gnal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57" calcext:value-type="float">
            <text:p>1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chine-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21" calcext:value-type="float">
            <text:p>1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ri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ustom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sion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nsor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gem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oduct-dis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yto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i-infra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ore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reh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cience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-datas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-for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ep-learning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ations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deo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ocument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nsorflow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atural-language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ep-learning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trics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ed-ai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ertex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t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no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cri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ct-center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g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ops-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o-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xt-to-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lexa-for-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gmented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ech-to-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ialog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ai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uto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nslation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o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ko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ed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trans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en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orm-recogn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ns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met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-for-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xt-to-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equi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ache-mx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feren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i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aker-reco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rans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gnos-analytics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machine-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natural-language-understa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dis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knowledge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e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3638" calcext:value-type="float">
            <text:p>3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e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di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e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489" calcext:value-type="float">
            <text:p>2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62" calcext:value-type="float">
            <text:p>1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dentity-and-access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594" calcext:value-type="float">
            <text:p>1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key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47" calcext:value-type="float">
            <text:p>1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am-identity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23" calcext:value-type="float">
            <text:p>1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and-access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198" calcext:value-type="float">
            <text:p>1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or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eb-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ccess-transpar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ey-v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dential-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twork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olicy-intellig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urity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source-acces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y-management-service-k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gn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network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irewall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ret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rtif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ertificat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uarddu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dedic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sp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loss-preven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te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pc-service-contr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anaged-service-for-microsoft-active-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urity-command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re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sset-inven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us-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e-gatewa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rada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c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nicle-si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oftware-delivery-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atte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erto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verify-gover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eyondcorp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ertificate-authorit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nicle-s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worklo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infrastructure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ata storage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ervice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block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ick-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visualization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otly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m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vie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e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4T23:35:09.831689423</dc:date>
    <meta:editing-duration>PT13M24S</meta:editing-duration>
    <meta:editing-cycles>10</meta:editing-cycles>
    <meta:generator>LibreOffice/7.4.5.1$Linux_X86_64 LibreOffice_project/40$Build-1</meta:generator>
    <meta:document-statistic meta:table-count="1" meta:cell-count="7459" meta:object-count="0"/>
  </office:meta>
</office:document-meta>
</file>